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 text:is-list-header="true">Africa</text:h>
      <text:h text:style-name="Heading_20_3" text:outline-level="3" text:is-list-header="true">Tanzania</text:h>
      <text:p text:style-name="Text_20_body">7-day hike along the Machame route from Machame gate to Mweka gate incl. a brief stop at the highest point in Africa (Uhuru peak). Note that there is a full recording only for the last 3 days.</text:p>
      <text:list xml:id="list1366654710" text:style-name="L1">
        <text:list-item>
          <text:p text:style-name="P8"><text:a xlink:type="simple" xlink:href="http://maps.google.com/maps?q=http://files.getdropbox.com/u/1397729/trip2009/kml/20090715.kml">20090715</text:a> (Machame gate → Machame camp) </text:p>
        </text:list-item>
        <text:list-item>
          <text:p text:style-name="P8"><text:a xlink:type="simple" xlink:href="http://maps.google.com/maps?q=http://files.getdropbox.com/u/1397729/trip2009/kml/20090716.kml">20090716</text:a> (Machame camp → Shira camp) </text:p>
        </text:list-item>
        <text:list-item>
          <text:p text:style-name="P8"><text:a xlink:type="simple" xlink:href="http://maps.google.com/maps?q=http://files.getdropbox.com/u/1397729/trip2009/kml/20090717.kml">20090717</text:a> (Shira camp → Lava Tower → Barranco camp) </text:p>
        </text:list-item>
        <text:list-item>
          <text:p text:style-name="P8"><text:a xlink:type="simple" xlink:href="http://maps.google.com/maps?q=http://files.getdropbox.com/u/1397729/trip2009/kml/20090718.kml">20090718</text:a> (Barranco camp → Karanga camp) </text:p>
        </text:list-item>
        <text:list-item>
          <text:p text:style-name="P8"><text:a xlink:type="simple" xlink:href="http://maps.google.com/maps?q=http://files.getdropbox.com/u/1397729/trip2009/kml/20090719.kml">20090719</text:a> (Karanga camp → Barafu camp, at 23:30 started out for Uhuru) </text:p>
        </text:list-item>
        <text:list-item>
          <text:p text:style-name="P8"><text:a xlink:type="simple" xlink:href="http://maps.google.com/maps?q=http://files.getdropbox.com/u/1397729/trip2009/kml/20090720.kml">20090720</text:a> (Barafu camp → Stella Point → Uhuru → Barafu → High Camp → Mweka camp) </text:p>
        </text:list-item>
        <text:list-item>
          <text:p text:style-name="P1"><text:a xlink:type="simple" xlink:href="http://maps.google.com/maps?q=http://files.getdropbox.com/u/1397729/trip2009/kml/20090721.kml">20090721</text:a> (Mweka camp → Mweka gate) </text:p>
        </text:list-item>
      </text:list>
      <text:p text:style-name="Text_20_body">See also <text:a xlink:type="simple" xlink:href="http://everytrail.com/">everytrail.com</text:a>, and look for logs provided by <text:span text:style-name="Emphasis">teofilus</text:span> (a Polish guy who did a 6-day Machame hike starting on the same day as we).</text:p>
      <text:h text:style-name="Heading_20_3" text:outline-level="3" text:is-list-header="true">Kenya (7)</text:h>
      <text:list xml:id="list501968960" text:style-name="L2">
        <text:list-item>
          <text:p text:style-name="P9"><text:a xlink:type="simple" xlink:href="http://maps.google.com/maps?q=http://files.getdropbox.com/u/1397729/trip2009/kml/20090723.kml">20090723</text:a> (Nairobi) </text:p>
        </text:list-item>
        <text:list-item>
          <text:p text:style-name="P9"><text:a xlink:type="simple" xlink:href="http://maps.google.com/maps?q=http://files.getdropbox.com/u/1397729/trip2009/kml/20090724.kml">20090724</text:a> (Nairobi → Bantu Lodge) </text:p>
        </text:list-item>
        <text:list-item>
          <text:p text:style-name="P9"><text:a xlink:type="simple" xlink:href="http://maps.google.com/maps?q=http://files.getdropbox.com/u/1397729/trip2009/kml/20090725.kml">20090725</text:a> (Bantu Lodge → Umoja Camp) </text:p>
        </text:list-item>
        <text:list-item>
          <text:p text:style-name="P9"><text:a xlink:type="simple" xlink:href="http://maps.google.com/maps?q=http://files.getdropbox.com/u/1397729/trip2009/kml/20090726.kml">20090726</text:a> (gamedrive @ Samburu National Reserve) </text:p>
        </text:list-item>
        <text:list-item>
          <text:p text:style-name="P9"><text:a xlink:type="simple" xlink:href="http://maps.google.com/maps?q=http://files.getdropbox.com/u/1397729/trip2009/kml/20090727.kml">20090727</text:a> (Umoja Camp → Thomson Falls) </text:p>
        </text:list-item>
        <text:list-item>
          <text:p text:style-name="P9"><text:a xlink:type="simple" xlink:href="http://maps.google.com/maps?q=http://files.getdropbox.com/u/1397729/trip2009/kml/20090728.kml">20090728</text:a> (Thomson Falls → /a dairy farm/) </text:p>
        </text:list-item>
        <text:list-item>
          <text:p text:style-name="P2"><text:a xlink:type="simple" xlink:href="http://maps.google.com/maps?q=http://files.getdropbox.com/u/1397729/trip2009/kml/20090729.kml">20090729</text:a> (/the dairy farm/ → Nile River Explorer, Uganda) </text:p>
        </text:list-item>
      </text:list>
      <text:h text:style-name="Heading_20_3" text:outline-level="3" text:is-list-header="true">Uganda (4)</text:h>
      <text:list xml:id="list854481128" text:style-name="L3">
        <text:list-item>
          <text:p text:style-name="P10">20090730 (Day with Soft Power Education.) (Didn't record.) </text:p>
        </text:list-item>
        <text:list-item>
          <text:p text:style-name="P10"><text:a xlink:type="simple" xlink:href="http://maps.google.com/maps?q=http://files.getdropbox.com/u/1397729/trip2009/kml/20090731.kml">20090731</text:a> (Jinja) </text:p>
        </text:list-item>
        <text:list-item>
          <text:p text:style-name="P10"><text:a xlink:type="simple" xlink:href="http://maps.google.com/maps?q=http://files.getdropbox.com/u/1397729/trip2009/kml/20090801.kml">20090801</text:a> (Jinja → Kampala → Mbarara). Wasn't recording during the 2nd half as battery was empty. </text:p>
        </text:list-item>
        <text:list-item>
          <text:p text:style-name="P3"><text:a xlink:type="simple" xlink:href="http://maps.google.com/maps?q=http://files.getdropbox.com/u/1397729/trip2009/kml/20090802.kml">20090802</text:a> (Mbarara → Ruhengeri, Rwanda) </text:p>
        </text:list-item>
      </text:list>
      <text:h text:style-name="Heading_20_3" text:outline-level="3" text:is-list-header="true">Rwanda (3)</text:h>
      <text:list xml:id="list2118809483" text:style-name="L4">
        <text:list-item>
          <text:p text:style-name="P11"><text:a xlink:type="simple" xlink:href="http://maps.google.com/maps?q=http://files.getdropbox.com/u/1397729/trip2009/kml/20090803.kml">20090803</text:a> (Tracking the mountain gorillas in Volcanoes National Park. Note that according to Google Maps we crossed over to DR Congo during the tracking.) </text:p>
        </text:list-item>
        <text:list-item>
          <text:p text:style-name="P11"><text:a xlink:type="simple" xlink:href="http://maps.google.com/maps?q=http://files.getdropbox.com/u/1397729/trip2009/kml/20090804.kml">20090804</text:a> (Drive to a Twa village close to Ruhengeri.) </text:p>
        </text:list-item>
        <text:list-item>
          <text:p text:style-name="P4"><text:a xlink:type="simple" xlink:href="http://maps.google.com/maps?q=http://files.getdropbox.com/u/1397729/trip2009/kml/20090805.kml">20090805</text:a> (Ruhengeri → Genocide Museum, Kigali → Mbarara, Uganda) </text:p>
        </text:list-item>
      </text:list>
      <text:h text:style-name="Heading_20_3" text:outline-level="3" text:is-list-header="true"><text:soft-page-break/>Uganda (3)</text:h>
      <text:list xml:id="list1186146807" text:style-name="L5">
        <text:list-item>
          <text:p text:style-name="P12"><text:a xlink:type="simple" xlink:href="http://maps.google.com/maps?q=http://files.getdropbox.com/u/1397729/trip2009/kml/20090806.kml">20090806</text:a> (Mbarara → Entebbe) </text:p>
        </text:list-item>
        <text:list-item>
          <text:p text:style-name="P12"><text:a xlink:type="simple" xlink:href="http://maps.google.com/maps?q=http://files.getdropbox.com/u/1397729/trip2009/kml/20090807.kml">20090807</text:a> (Entebbe) (Didn't record all the time.) </text:p>
        </text:list-item>
        <text:list-item>
          <text:p text:style-name="P5"><text:a xlink:type="simple" xlink:href="http://maps.google.com/maps?q=http://files.getdropbox.com/u/1397729/trip2009/kml/20090808.kml">20090808</text:a> (Entebbe → Eldoret, Kenya → Overland Stop camp) </text:p>
        </text:list-item>
      </text:list>
      <text:h text:style-name="Heading_20_3" text:outline-level="3" text:is-list-header="true">Kenya (7)</text:h>
      <text:list xml:id="list1615203358" text:style-name="L6">
        <text:list-item>
          <text:p text:style-name="P13"><text:a xlink:type="simple" xlink:href="http://maps.google.com/maps?q=http://files.getdropbox.com/u/1397729/trip2009/kml/20090809.kml">20090809</text:a> (Overland Stop camp → Nakuru → Lake Nakuru park; Afternoon gamedrive @ Lake Nakuru park) </text:p>
        </text:list-item>
        <text:list-item>
          <text:p text:style-name="P13"><text:a xlink:type="simple" xlink:href="http://maps.google.com/maps?q=http://files.getdropbox.com/u/1397729/trip2009/kml/20090810.kml">20090810</text:a> (Morning gamedrive @ Lake Nakuru park → Nakuru → Crayfish Camp, Lake Naivasha; Visit of Elsamere) (Arrival at the camp and trip to Elsamere not recorded because battery empty.) </text:p>
        </text:list-item>
        <text:list-item>
          <text:p text:style-name="P13"><text:a xlink:type="simple" xlink:href="http://maps.google.com/maps?q=http://files.getdropbox.com/u/1397729/trip2009/kml/20090811.kml">20090811</text:a> (Hell's Gate National Park, on bike and on foot) </text:p>
        </text:list-item>
        <text:list-item>
          <text:p text:style-name="P13"><text:a xlink:type="simple" xlink:href="http://maps.google.com/maps?q=http://files.getdropbox.com/u/1397729/trip2009/kml/20090812.kml">20090812</text:a> (Crayfish Camp → Masai Mara camp; Afternoon gamedrive @ Masai Mara) </text:p>
        </text:list-item>
        <text:list-item>
          <text:p text:style-name="P13"><text:a xlink:type="simple" xlink:href="http://maps.google.com/maps?q=http://files.getdropbox.com/u/1397729/trip2009/kml/20090813.kml">20090813</text:a> (Morning gamedrive @ Masai Mara; Masai Mara → Karen, Nairobi) </text:p>
        </text:list-item>
        <text:list-item>
          <text:p text:style-name="P13"><text:a xlink:type="simple" xlink:href="http://maps.google.com/maps?q=http://files.getdropbox.com/u/1397729/trip2009/kml/20090814.kml">20090814</text:a> (Giraffe Center and Elephant/rhino orphanage @ Nairobi) </text:p>
        </text:list-item>
        <text:list-item>
          <text:p text:style-name="P6"><text:a xlink:type="simple" xlink:href="http://maps.google.com/maps?q=http://files.getdropbox.com/u/1397729/trip2009/kml/20090815.kml">20090815</text:a> (Nairobi → Arusha, Tanzania → Snake Park camp, Meserani) </text:p>
        </text:list-item>
      </text:list>
      <text:h text:style-name="Heading_20_3" text:outline-level="3" text:is-list-header="true">Tanzania (?)</text:h>
      <text:list xml:id="list2149871413" text:style-name="L7">
        <text:list-item>
          <text:p text:style-name="P14"><text:a xlink:type="simple" xlink:href="http://maps.google.com/maps?q=http://files.getdropbox.com/u/1397729/trip2009/kml/20090816.kml">20090816</text:a> (Snake Park camp → Arusha → Tengeru → Arusha → Snake Park camp) </text:p>
        </text:list-item>
        <text:list-item>
          <text:p text:style-name="P14"><text:a xlink:type="simple" xlink:href="http://maps.google.com/maps?q=http://files.getdropbox.com/u/1397729/trip2009/kml/20090817.kml">20090817</text:a> (Snake Park camp → Simba camp, Ngorongoro) </text:p>
        </text:list-item>
        <text:list-item>
          <text:p text:style-name="P14"><text:a xlink:type="simple" xlink:href="http://maps.google.com/maps?q=http://files.getdropbox.com/u/1397729/trip2009/kml/20090818.kml">20090818</text:a> (gamedrive @ Ngorongoro crater; Simba camp, Ngorongoro → Masai camp, Arusha) </text:p>
        </text:list-item>
        <text:list-item>
          <text:p text:style-name="P14"><text:a xlink:type="simple" xlink:href="http://maps.google.com/maps?q=http://files.getdropbox.com/u/1397729/trip2009/kml/20090819.kml">20090819</text:a> (Masai camp, Arusha → Kunduchi House, Kunduchi) </text:p>
        </text:list-item>
        <text:list-item>
          <text:p text:style-name="P14"><text:a xlink:type="simple" xlink:href="http://maps.google.com/maps?q=http://files.getdropbox.com/u/1397729/trip2009/kml/20090820.kml">20090820</text:a> (Dar Es Salaam) </text:p>
        </text:list-item>
        <text:list-item>
          <text:p text:style-name="P14"><text:a xlink:type="simple" xlink:href="http://maps.google.com/maps?q=http://files.getdropbox.com/u/1397729/trip2009/kml/20090821.kml">20090821</text:a> (Kunduchi House → Dar Es Salaam → Stone Town; Spice Tour; Forodhani Gardens / Livingstone Bar, Stone Town) </text:p>
        </text:list-item>
        <text:list-item>
          <text:p text:style-name="P7"><text:a xlink:type="simple" xlink:href="http://maps.google.com/maps?q=http://files.getdropbox.com/u/1397729/trip2009/kml/20090822.kml">20090822</text:a> (Walking around in Stone Town; Stone Town → Sunset Bungalows, Kendwa Beach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2T23:37:05</meta:creation-date>
    <meta:document-statistic meta:table-count="0" meta:image-count="0" meta:object-count="0" meta:page-count="2" meta:paragraph-count="48" meta:word-count="485" meta:character-count="2802"/>
    <dc:date>2009-08-22T23:59:39</dc:date>
    <meta:editing-duration>PT00H22M34S</meta:editing-duration>
    <meta:editing-cycles>1</meta:editing-cycles>
    <meta:generator>OpenOffice.org/3.0$Linux OpenOffice.org_project/300m15$Build-9379</meta:generator>
  </office:meta>
</office:document-meta>
</file>